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fda7" officeooo:paragraph-rsid="001bfda7"/>
    </style:style>
    <style:style style:name="P2" style:family="paragraph" style:parent-style-name="Standard">
      <style:text-properties officeooo:rsid="001defeb" officeooo:paragraph-rsid="001defeb"/>
    </style:style>
    <style:style style:name="P3" style:family="paragraph" style:parent-style-name="Standard">
      <style:text-properties officeooo:rsid="001feb64" officeooo:paragraph-rsid="001feb64"/>
    </style:style>
    <style:style style:name="P4" style:family="paragraph" style:parent-style-name="Standard">
      <style:text-properties officeooo:rsid="00203002" officeooo:paragraph-rsid="00203002"/>
    </style:style>
    <style:style style:name="P5" style:family="paragraph" style:parent-style-name="Standard">
      <style:text-properties officeooo:rsid="0020f9e4" officeooo:paragraph-rsid="0020f9e4"/>
    </style:style>
    <style:style style:name="P6" style:family="paragraph" style:parent-style-name="Standard">
      <style:text-properties officeooo:rsid="001feb64" officeooo:paragraph-rsid="001feb64"/>
    </style:style>
    <style:style style:name="P7" style:family="paragraph" style:parent-style-name="Standard">
      <style:text-properties officeooo:rsid="002225b6" officeooo:paragraph-rsid="002225b6"/>
    </style:style>
    <style:style style:name="T1" style:family="text">
      <style:text-properties officeooo:rsid="001feb64"/>
    </style:style>
    <style:style style:name="T2" style:family="text">
      <style:text-properties officeooo:rsid="00242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it work ?</text:p>
      <text:p text:style-name="P1"/>
      <text:p text:style-name="P1">Security issues (race) ?</text:p>
      <text:p text:style-name="P2">Can be decoded, hacked. It is always possible to cheat.</text:p>
      <text:p text:style-name="P5">Either end versus continuous</text:p>
      <text:p text:style-name="P5"><text:tab/></text:p>
      <text:p text:style-name="P1">Safety issues ?</text:p>
      <text:p text:style-name="P2">Verification by another volunteer</text:p>
      <text:p text:style-name="P2"/>
      <text:p text:style-name="P1">Accuracy.</text:p>
      <text:p text:style-name="P2">15 seconds update</text:p>
      <text:p text:style-name="P2">Crashing</text:p>
      <text:p text:style-name="P2"/>
      <text:p text:style-name="P4">Testing </text:p>
      <text:p text:style-name="P4"/>
      <text:p text:style-name="P3">Using it</text:p>
      <text:p text:style-name="P3">Installing Python3</text:p>
      <text:p text:style-name="P7">Download and unzip <text:span text:style-name="T2">from Github</text:span></text:p>
      <text:p text:style-name="P3">Command window.</text:p>
      <text:p text:style-name="P2"><text:span text:style-name="T1">Get an ID </text:span><text:a xlink:type="simple" xlink:href="https://vau.aero/fsmap/?osm" text:style-name="Internet_20_link" text:visited-style-name="Visited_20_Internet_20_Link">https://vau.aero/fsmap/?osm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09:35:34.840147093</meta:creation-date>
    <dc:date>2021-09-30T11:36:02.234992150</dc:date>
    <meta:editing-duration>PT8M14S</meta:editing-duration>
    <meta:editing-cycles>7</meta:editing-cycles>
    <meta:generator>LibreOffice/7.2.1.2$Linux_X86_64 LibreOffice_project/20$Build-2</meta:generator>
    <meta:document-statistic meta:table-count="0" meta:image-count="0" meta:object-count="0" meta:page-count="1" meta:paragraph-count="16" meta:word-count="51" meta:character-count="324" meta:non-whitespace-character-count="286"/>
  </office:meta>
</office:document-meta>
</file>